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2A03D99D094.png" manifest:media-type="image/png"/>
  <manifest:file-entry manifest:full-path="Pictures/1000000000000320000002F7E473A0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13427eb" officeooo:paragraph-rsid="01bde6d4" fo:background-color="transparent"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8b86b9" officeooo:paragraph-rsid="018b86b9" fo:background-color="transparent"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officeooo:rsid="01bafdce" officeooo:paragraph-rsid="01bafdce" fo:background-color="transparent"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fo:language="es" fo:country="AR" officeooo:rsid="01bda0ed" officeooo:paragraph-rsid="01bda0ed" fo:background-color="transparent"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language="es" fo:country="AR" officeooo:rsid="01bde6d4" officeooo:paragraph-rsid="01bde6d4" fo:background-color="transparent" style:font-size-asian="11pt" style:font-name-complex="Arial" style:font-size-complex="11pt"/>
    </style:style>
    <style:style style:name="P20"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1" style:family="paragraph" style:parent-style-name="Standard">
      <style:paragraph-properties fo:line-height="150%" fo:text-align="justify" style:justify-single-word="false"/>
      <style:text-properties style:font-name="Arial" fo:font-size="11pt" fo:language="es" fo:country="AR" fo:font-weight="bold" officeooo:rsid="01abf8fb" officeooo:paragraph-rsid="01db82e4" fo:background-color="transparent" style:font-size-asian="11pt" style:font-weight-asian="bold" style:font-name-complex="Arial" style:font-size-complex="11pt" style:font-weight-complex="bold"/>
    </style:style>
    <style:style style:name="P22"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23" style:family="paragraph" style:parent-style-name="Standard">
      <style:text-properties fo:language="es" fo:country="AR"/>
    </style:style>
    <style:style style:name="P24" style:family="paragraph" style:parent-style-name="normal">
      <style:paragraph-properties fo:line-height="150%" fo:text-align="justify" style:justify-single-word="false"/>
      <style:text-properties style:font-name="Arial" fo:font-size="11pt" fo:language="es" fo:country="AR" fo:font-weight="bold" officeooo:rsid="01ad6e02" officeooo:paragraph-rsid="01b3467c" fo:background-color="#ffff00" style:font-size-asian="11pt" style:font-weight-asian="bold" style:font-name-complex="Arial" style:font-size-complex="11pt" style:font-weight-complex="bold"/>
    </style:style>
    <style:style style:name="P25" style:family="paragraph" style:parent-style-name="normal">
      <style:text-properties officeooo:rsid="0181e6c6" officeooo:paragraph-rsid="01db82e4"/>
    </style:style>
    <style:style style:name="P26" style:family="paragraph" style:parent-style-name="normal">
      <style:text-properties officeooo:paragraph-rsid="01ce062d"/>
    </style:style>
    <style:style style:name="P27" style:family="paragraph" style:parent-style-name="normal">
      <style:text-properties officeooo:paragraph-rsid="01db82e4"/>
    </style:style>
    <style:style style:name="P28" style:family="paragraph" style:parent-style-name="Text_20_body">
      <style:text-properties officeooo:rsid="018b47fd" officeooo:paragraph-rsid="018b47fd"/>
    </style:style>
    <style:style style:name="P29" style:family="paragraph" style:parent-style-name="Text_20_body">
      <style:text-properties officeooo:rsid="018b47fd" officeooo:paragraph-rsid="018b86b9"/>
    </style:style>
    <style:style style:name="P30" style:family="paragraph" style:parent-style-name="Text_20_body">
      <style:text-properties officeooo:rsid="018b86b9" officeooo:paragraph-rsid="018b86b9"/>
    </style:style>
    <style:style style:name="P31"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32" style:family="paragraph" style:parent-style-name="Preformatted_20_Text">
      <style:text-properties fo:language="es" fo:country="AR"/>
    </style:style>
    <style:style style:name="P33" style:family="paragraph" style:parent-style-name="Preformatted_20_Text">
      <style:paragraph-properties fo:margin-top="0cm" fo:margin-bottom="0.499cm" style:contextual-spacing="false"/>
      <style:text-properties fo:language="es" fo:country="AR"/>
    </style:style>
    <style:style style:name="P34"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53e475" officeooo:paragraph-rsid="01db82e4" style:font-size-asian="11pt" style:font-name-complex="Arial" style:font-size-complex="11pt" fo:hyphenate="false" fo:hyphenation-remain-char-count="2" fo:hyphenation-push-char-count="2"/>
    </style:style>
    <style:style style:name="P35"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1db82e4" style:font-size-asian="11pt" style:font-name-complex="Arial" style:font-size-complex="11pt" fo:hyphenate="false" fo:hyphenation-remain-char-count="2" fo:hyphenation-push-char-count="2"/>
    </style:style>
    <style:style style:name="P36"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ad409f" officeooo:paragraph-rsid="01db82e4" style:font-size-asian="11pt" style:font-name-complex="Arial" style:font-size-complex="11pt" fo:hyphenate="false" fo:hyphenation-remain-char-count="2" fo:hyphenation-push-char-count="2"/>
    </style:style>
    <style:style style:name="P37"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officeooo:paragraph-rsid="01db82e4" fo:hyphenate="false" fo:hyphenation-remain-char-count="2" fo:hyphenation-push-char-count="2"/>
    </style:style>
    <style:style style:name="P38" style:family="paragraph" style:parent-style-name="normal">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181e6c6" officeooo:paragraph-rsid="01db82e4" style:font-size-asian="11pt" style:font-name-complex="Arial" style:font-size-complex="11pt" fo:hyphenate="false" fo:hyphenation-remain-char-count="2" fo:hyphenation-push-char-count="2"/>
    </style:style>
    <style:style style:name="P39" style:family="paragraph" style:parent-style-name="Text_20_body" style:list-style-name="L1"/>
    <style:style style:name="P40" style:family="paragraph" style:parent-style-name="Text_20_body" style:list-style-name="L1">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41" style:family="paragraph" style:parent-style-name="Text_20_body" style:list-style-name="L1">
      <style:paragraph-properties fo:margin-top="0cm" fo:margin-bottom="0cm" style:contextual-spacing="false"/>
    </style:style>
    <style:style style:name="P42" style:family="paragraph" style:parent-style-name="Heading_20_1" style:master-page-name="Standard">
      <style:paragraph-properties style:page-number="auto"/>
      <style:text-properties officeooo:paragraph-rsid="017c062c"/>
    </style:style>
    <style:style style:name="P43" style:family="paragraph" style:parent-style-name="Standard">
      <style:paragraph-properties fo:line-height="150%" fo:text-align="justify" style:justify-single-word="false"/>
      <style:text-properties style:font-name="Arial" fo:font-size="11pt" fo:language="es" fo:country="AR" officeooo:rsid="01cd1c78" officeooo:paragraph-rsid="01cd1c78" fo:background-color="transparent" style:font-size-asian="11pt" style:font-name-complex="Arial"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cc1976" style:font-weight-asian="bold" style:font-weight-complex="bold"/>
    </style:style>
    <style:style style:name="T4" style:family="text">
      <style:text-properties fo:font-weight="bold" officeooo:rsid="00977db1" style:font-weight-asian="bold" style:font-weight-complex="bold"/>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style:font-name="Arial" fo:font-size="14pt" fo:font-weight="bold" officeooo:rsid="01db82e4" style:font-size-asian="14pt" style:font-weight-asian="bold" style:font-name-complex="Arial" style:font-size-complex="14pt"/>
    </style:style>
    <style:style style:name="T7" style:family="text">
      <style:text-properties style:font-name="Arial" fo:font-size="14pt" style:font-size-asian="14pt" style:font-name-complex="Arial" style:font-size-complex="14pt"/>
    </style:style>
    <style:style style:name="T8" style:family="text">
      <style:text-properties style:font-name="Arial" fo:font-size="11pt" fo:language="es" fo:country="AR" officeooo:rsid="0111df23" style:font-size-asian="11pt" style:font-name-complex="Arial" style:font-size-complex="11pt"/>
    </style:style>
    <style:style style:name="T9" style:family="text">
      <style:text-properties style:font-name="Arial" fo:font-size="11pt" fo:language="es" fo:country="AR" officeooo:rsid="00ad409f" style:font-size-asian="11pt" style:font-name-complex="Arial" style:font-size-complex="11pt"/>
    </style:style>
    <style:style style:name="T10" style:family="text">
      <style:text-properties style:font-name="Arial" fo:font-size="11pt" fo:language="es" fo:country="AR" fo:font-weight="bold" officeooo:rsid="0111df23" style:font-size-asian="11pt" style:font-weight-asian="bold" style:font-name-complex="Arial" style:font-size-complex="11pt" style:font-weight-complex="bold"/>
    </style:style>
    <style:style style:name="T11" style:family="text">
      <style:text-properties style:font-name="Arial" fo:font-size="11pt" fo:language="es" fo:country="AR" fo:font-weight="bold" officeooo:rsid="00ad409f" style:font-size-asian="11pt" style:font-weight-asian="bold" style:font-name-complex="Arial" style:font-size-complex="11pt" style:font-weight-complex="bold"/>
    </style:style>
    <style:style style:name="T12" style:family="text">
      <style:text-properties style:font-name="Arial" fo:font-size="11pt" fo:language="es" fo:country="AR" fo:font-weight="bold" officeooo:rsid="01dc8c9f" fo:background-color="transparent" loext:char-shading-value="0" style:font-size-asian="11pt" style:font-weight-asian="bold" style:font-name-complex="Arial" style:font-size-complex="11pt" style:font-weight-complex="bold"/>
    </style:style>
    <style:style style:name="T13" style:family="text">
      <style:text-properties style:font-name="Arial" fo:font-size="11pt" fo:language="es" fo:country="AR" officeooo:rsid="01dc8c9f" fo:background-color="transparent" loext:char-shading-value="0" style:font-size-asian="11pt" style:font-name-complex="Arial" style:font-size-complex="11pt"/>
    </style:style>
    <style:style style:name="T14" style:family="text">
      <style:text-properties style:font-name-asian="Arial"/>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officeooo:rsid="006eb4d7"/>
    </style:style>
    <style:style style:name="T18" style:family="text">
      <style:text-properties officeooo:rsid="003b0a58"/>
    </style:style>
    <style:style style:name="T19" style:family="text">
      <style:text-properties style:font-name="Arial2" fo:font-size="11pt" fo:language="es" fo:country="AR" fo:font-weight="bold" officeooo:rsid="01cd1c78" fo:background-color="transparent" loext:char-shading-value="0" style:font-size-asian="11pt" style:font-weight-asian="bold" style:font-name-complex="Arial" style:font-size-complex="11pt" style:font-weight-complex="bold"/>
    </style:style>
    <style:style style:name="T20" style:family="text">
      <style:text-properties style:font-name="Arial2" fo:font-size="11pt" fo:language="es" fo:country="AR" officeooo:rsid="01cd1c78" fo:background-color="transparent" loext:char-shading-value="0" style:font-size-asian="11pt" style:font-name-complex="Arial" style:font-size-complex="11pt"/>
    </style:style>
    <style:style style:name="T21" style:family="text">
      <style:text-properties style:font-name="Arial2" fo:font-size="11pt" fo:language="es" fo:country="AR" officeooo:rsid="01ce062d" fo:background-color="transparent" loext:char-shading-value="0" style:font-size-asian="11pt" style:font-name-complex="Arial" style:font-size-complex="11pt"/>
    </style:style>
    <style:style style:name="T22" style:family="text">
      <style:text-properties style:font-name="Arial2" fo:font-size="11pt" style:font-size-asian="11pt" style:font-size-complex="11pt"/>
    </style:style>
    <style:style style:name="T23" style:family="text">
      <style:text-properties style:font-name="Arial2" fo:font-size="11pt" officeooo:rsid="01ce062d" style:font-size-asian="11pt" style:font-size-complex="11pt"/>
    </style:style>
    <style:style style:name="T24" style:family="text">
      <style:text-properties style:font-name="Arial2" fo:font-size="11pt" officeooo:rsid="01cd1c78" style:font-size-asian="11pt" style:font-size-complex="11pt"/>
    </style:style>
    <style:style style:name="T25" style:family="text">
      <style:text-properties style:font-name="Arial2" fo:font-size="11pt" fo:font-weight="bold" officeooo:rsid="01cd1c78" style:font-size-asian="11pt" style:font-weight-asian="bold" style:font-size-complex="11pt" style:font-weight-complex="bold"/>
    </style:style>
    <style:style style:name="T26" style:family="text">
      <style:text-properties fo:background-color="transparent" loext:char-shading-value="0"/>
    </style:style>
    <style:style style:name="T27" style:family="text">
      <style:text-properties officeooo:rsid="017c062c"/>
    </style:style>
    <style:style style:name="T28" style:family="text">
      <style:text-properties officeooo:rsid="01817e12"/>
    </style:style>
    <style:style style:name="T29" style:family="text">
      <style:text-properties officeooo:rsid="01bde6d4"/>
    </style:style>
    <style:style style:name="T30" style:family="text">
      <style:text-properties officeooo:rsid="01ce062d"/>
    </style:style>
    <style:style style:name="T31" style:family="text">
      <style:text-properties officeooo:rsid="00977db1"/>
    </style:style>
    <style:style style:name="T32" style:family="text">
      <style:text-properties officeooo:rsid="01de6a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Sección2">
        <text:list xml:id="list4860251880449794722" text:style-name="WW8Num1">
          <text:list-item>
            <text:h text:style-name="P42" text:outline-level="1"><text:bookmark-start text:name="__RefHeading__4819_1033450819"/><text:span text:style-name="T6">A</text:span><text:span text:style-name="T5">nexos</text:span><text:span text:style-name="T7"> </text:span><text:bookmark-end text:name="__RefHeading__4819_1033450819"/></text:h>
          </text:list-item>
        </text:list>
        <text:p text:style-name="P23"/>
        <text:p text:style-name="P24">NOTAS APUNTES CATEDRA TFA.</text:p>
        <text:p text:style-name="P4">[Por ejemplo si se incluye un detallado trabajo del análisis del sistema]</text:p>
        <text:p text:style-name="P4">[Presentan documentación de relevancia para la<text:span text:style-name="T14"> </text:span>justificación y comprensión del TFA para quienes lo<text:span text:style-name="T14"> </text:span>leerán.</text:p>
        <text:p text:style-name="P4">- No son obligatorios.</text:p>
        <text:p text:style-name="P4">- Se enumeran de forma progresiva.</text:p>
        <text:p text:style-name="P4">- Deben estar referenciados en el cuerpo del trabajo.</text:p>
        <text:p text:style-name="P4">No incluir anexos como cuadros,figuras, gráficos que no<text:span text:style-name="T14"> </text:span>son analizados en el informe.</text:p>
        <text:p text:style-name="P4">- Podrá incluir modelos de las planillas de registro de<text:span text:style-name="T14"> </text:span>datos y del plan de tabulación, técnicas cualitativas<text:span text:style-name="T14"> </text:span>(encuestas, entrevistas estructuradas ,semiestructuradas), esquemas,<text:span text:style-name="T14"> </text:span>normas, mapas, planos, tablas gráficos, fotografías, copia de documentos analizados (leyes, normas, discursos, planes, etc.), u otros instrumentos empleados para la recolección y procesamiento de los datos.</text:p>
        <text:p text:style-name="P4">]</text:p>
        <text:p text:style-name="P22">VOCABULARIO Y ACRONIMOS.</text:p>
        <text:p text:style-name="P19"/>
        <text:p text:style-name="P11">TDD: <text:span text:style-name="T29">Test-Driven Development</text:span></text:p>
        <text:p text:style-name="P10">BDD:</text:p>
        <text:p text:style-name="P12">Prueba de Aceptación</text:p>
        <text:p text:style-name="P12">Prueba de Integración:</text:p>
        <text:p text:style-name="P12">Prueba Unitaria:</text:p>
        <text:p text:style-name="P13">Historia de Usuario:</text:p>
        <text:p text:style-name="P17">Refactorización:</text:p>
        <text:p text:style-name="P18">Bad Smell: En la jerga de los desarrolladores, se dice que algo en el diseño “huele mal” cuando ciertas cosas en el código violan principios de diseño conocidos, de allí que a estas situaciones se las llame “olores” o “malos olores” (“smells” o “bad smells”, en inglés). Un mal <text:soft-page-break/>olor no es necesariamente un problema de diseño que amerita una refactorización, aunque sí es un poderoso indicio. [11]</text:p>
        <text:p text:style-name="P19">Pruebas automatizadas de programador: Se llama pruebas automatizadas de programador [Elssamadisy 2007] a las pruebas de software que un programador escribe en forma de código y que determinan la calidad de lo que él mismo (o, en algunos casos, otro programador) desarrolló. Son “automatizadas” en el sentido de que, una vez escritas, se las puede correr una y otra vez sin un costo muy alto, solamente haciendo trabajar a la computadora. [11]</text:p>
        <text:p text:style-name="P26"><text:span text:style-name="T19">Top-down</text:span><text:span text:style-name="T20">: </text:span><text:span text:style-name="T21">(</text:span>arriba hacia abajo<text:span text:style-name="T30">) </text:span><text:span text:style-name="T21">metodología </text:span><text:span text:style-name="T22">clásic</text:span><text:span text:style-name="T23">a</text:span><text:span text:style-name="T22"> de diseño de sistemas, en donde desde la primera </text:span><text:span text:style-name="T24">iteración se define como se comportará el sistemas y </text:span><text:span text:style-name="T22">desde este punto de vista, el Top Down permite establecer con anterioridad las funcionalidades generales que tendrá el sistema [2]</text:span></text:p>
        <text:p text:style-name="P26"><text:span text:style-name="T25">Outsie-in</text:span><text:span text:style-name="T24">: </text:span><text:span text:style-name="T23">(</text:span>afuera hacia adentro<text:span text:style-name="T23">) </text:span><text:span text:style-name="T24">enfoque de diseño que ayuda a verificar los cambios al exterior de la organización y ayuda a encontrar errores de funcionalidad. </text:span></text:p>
        <text:p text:style-name="P43"/>
        <text:p text:style-name="normal"><text:span text:style-name="T12">CRUD</text:span><text:span text:style-name="T13">: </text:span>es el acrónimo de Crear, Obtener, Actualizar y Borrar (del inglés: <text:span text:style-name="T1">C</text:span>reate, <text:span text:style-name="T1">R</text:span>ead, <text:span text:style-name="T1">U</text:span>pdate and <text:span text:style-name="T1">D</text:span>elete). Se usa para referirse a las funciones básicas en bases de datos o la capa de persistencia en un software. <text:span text:style-name="T32">Se utiliza en remplazo del anterior ABM, por la operación de lectura o consulta.</text:span></text:p>
        <text:p text:style-name="P13"/>
        <text:p text:style-name="P14">Definiciones de la Agile Alliance</text:p>
        <text:p text:style-name="P14"><text:a xlink:type="simple" xlink:href="http://guide.agilealliance.org/guide/bdd.html">http://guide.agilealliance.org/guide/bdd.html</text:a></text:p>
        <text:p text:style-name="P14"/>
        <text:list xml:id="list105443270290168" text:continue-numbering="true" text:style-name="WW8Num1">
          <text:list-item>
            <text:h text:style-name="Heading_20_2" text:outline-level="2"><text:bookmark-start text:name="__RefHeading__4821_1033450819"/><text:span text:style-name="T26">ANE</text:span>XO 1: Como instalar el entorno de la aplicación.<text:bookmark-end text:name="__RefHeading__4821_1033450819"/></text:h>
          </text:list-item>
        </text:list>
        <text:p text:style-name="P6">Pasos seguidos en el sistema operativo Linux Mint (Debian), para instalar el entorno de desarrollo de la aplicación y poder probarla localmente. Estos pasos se podrían convertir en un script bash para automatizar el proceso.</text:p>
        <text:p text:style-name="P6"/>
        <text:p text:style-name="P20">* Instalar Curl.</text:p>
        <text:p text:style-name="P5"><text:tab/>"sudo sudo apt-get install curl"</text:p>
        <text:p text:style-name="P5"><text:s text:c="3"/>- para ejecutar un script que instala RVM, clonando desde su repositorio Git.</text:p>
        <text:p text:style-name="P20"><text:soft-page-break/>* Instalar RVM:</text:p>
        <text:p text:style-name="P5"><text:tab/>- Ejecutando el script: \curl -sSL https://get.rvm.io | bash -s stable</text:p>
        <text:p text:style-name="P5"><text:tab/>- Dependencias: <text:s/>Bash, Curl y Git</text:p>
        <text:p text:style-name="P5"><text:tab/>Probar que instalo bien RVM:</text:p>
        <text:p text:style-name="P5"><text:tab/><text:tab/>- source .bash_profile</text:p>
        <text:p text:style-name="P5"><text:tab/><text:tab/>- type rvm | head -1</text:p>
        <text:p text:style-name="P5"><text:tab/><text:tab/>- Sale algo así como: <text:s/>rvm: es una función</text:p>
        <text:p text:style-name="P5"><text:tab/><text:tab/>- rvm notes para ver más info. y que dependencias pueden faltar.</text:p>
        <text:p text:style-name="P5"><text:tab/><text:tab/>- "rvm requeriments" instala las dependencias que puedan faltar para ruby.</text:p>
        <text:p text:style-name="P5"/>
        <text:p text:style-name="P20">* Instalar dependencias de Ruby. </text:p>
        <text:p text:style-name="P5"><text:tab/>- Dependiendo de la versión del interprete, en este caso usaremos MRI.</text:p>
        <text:p text:style-name="P5"><text:tab/>- Dependencias: sudo aptitude install build-essential bison openssl libreadline6 libreadline6-dev curl git-core zlib1g zlib1g-dev libssl-dev libyaml-dev libsqlite3-0 libsqlite3-dev sqlite3 libxml2-dev libxslt-dev autoconf libc6-dev ncurses-dev</text:p>
        <text:p text:style-name="P5"/>
        <text:p text:style-name="P20">* Instalar Ruby en RVM</text:p>
        <text:p text:style-name="P5"><text:tab/>- "rvm list known" para ver que versiones de Ruby conoce RVM.</text:p>
        <text:p text:style-name="P5"><text:tab/>- "rvm install ruby-2.1-head" para utilizar la versión más reciente de la rama 2.1.XXX</text:p>
        <text:p text:style-name="P5"><text:tab/>- "rvm use ruby-2.1-head"</text:p>
        <text:p text:style-name="P5"/>
        <text:p text:style-name="P5"><text:tab/>#Para vox: rvm install ruby-1.9.3-p547</text:p>
        <text:p text:style-name="P5"/>
        <text:p text:style-name="P20">* Instalar Rails en RVM.</text:p>
        <text:p text:style-name="P5"><text:tab/>gem install rails</text:p>
        <text:p text:style-name="P5"/>
        <text:p text:style-name="P20">* Crear mi Gemset.</text:p>
        <text:p text:style-name="P5"><text:tab/>rvm gemset create 'vox_project'</text:p>
        <text:p text:style-name="P5"><text:tab/>rvm 2.1.1@vox_project</text:p>
        <text:p text:style-name="P5"><text:soft-page-break/><text:tab/>gem install rails -v 4.1.1</text:p>
        <text:p text:style-name="P5"/>
        <text:p text:style-name="P5"><text:s text:c="4"/>rvm 1.9.3@vox_project --create</text:p>
        <text:p text:style-name="P5"/>
        <text:p text:style-name="P20">* Instalar o crear mi Rails App.</text:p>
        <text:p text:style-name="P5"><text:s text:c="3"/></text:p>
        <text:p text:style-name="P20">* Clonar repo. GitHub</text:p>
        <text:p text:style-name="P5"><text:tab/>posicionarse en directorio, o home y luego:<text:tab/></text:p>
        <text:p text:style-name="P5"><text:tab/>git clone https://github.com/matiasmasca/vox.git</text:p>
        <text:p text:style-name="P5"><text:tab/>cd vox<text:tab/></text:p>
        <text:p text:style-name="P5"><text:tab/>bundle install --without production</text:p>
        <text:p text:style-name="P5"><text:tab/># Configurar la base de datos.</text:p>
        <text:p text:style-name="P5"><text:tab/>- Realiza las migraciones, y luego carga los seeds.</text:p>
        <text:p text:style-name="P5"><text:tab/>Rake <text:a xlink:type="simple" xlink:href="db:setup">db:setup</text:a></text:p>
        <text:p text:style-name="P5"><text:tab/>- Prepara la base de datos que se utiliza en las pruebas.</text:p>
        <text:p text:style-name="P5"><text:tab/>rake: db:test:prepare</text:p>
        <text:p text:style-name="P9"/>
        <text:p text:style-name="P9">Opcionalmente: git remote add --track master upstream </text:p>
        <text:p text:style-name="P31">$ git remote add --track master upstream git://<text:a xlink:type="simple" xlink:href="https://github.com/matiasmasca/vox.git"><text:span text:style-name="T18">github.com/matiasmasca/vox.git</text:span></text:a></text:p>
        <text:p text:style-name="P32">$ git fetch upstream</text:p>
        <text:p text:style-name="P33">$ git merge upstream/master</text:p>
        <text:p text:style-name="P5">- <text:span text:style-name="T17">Para poder sincronizar con el Master mediante Pull.</text:span></text:p>
        <text:p text:style-name="P5"/>
        <text:p text:style-name="P6">Ejecutar la aplicación:</text:p>
        <text:p text:style-name="P6"><text:tab/>rails s</text:p>
        <text:p text:style-name="P6"><text:tab/>luego ingresar a la url: <text:a xlink:type="simple" xlink:href="http://0.0.0.0:3000/">http://0.0.0.0:3000/</text:a></text:p>
        <text:p text:style-name="P6"/>
        <text:p text:style-name="P7">Ejecutar pruebas:</text:p>
        <text:p text:style-name="P7"><text:tab/>cucumber</text:p>
        <text:p text:style-name="P7"><text:soft-page-break/><text:tab/>rspec</text:p>
        <text:p text:style-name="P5"/>
        <text:p text:style-name="P5">================== </text:p>
        <text:p text:style-name="P20">Editor de texto Sublime Text 3</text:p>
        <text:p text:style-name="P5"><text:s text:c="4"/>- Agregar el repositorio no oficial de Sublime text a nuestros repositorios:</text:p>
        <text:p text:style-name="P5"><text:tab/> <text:s/><text:tab/>sudo add-apt-repository ppa:webupd8team/sublime-text-3</text:p>
        <text:p text:style-name="P5"><text:s text:c="4"/>- actualizar: </text:p>
        <text:p text:style-name="P5"><text:s text:c="4"/><text:tab/>sudo apt-get update</text:p>
        <text:p text:style-name="P5"><text:s text:c="4"/>- Instalar Sublime text 3:</text:p>
        <text:p text:style-name="P5"><text:tab/> <text:s text:c="3"/>sudo apt-get install sublime-text-installer</text:p>
        <text:p text:style-name="P5"/>
        <text:p text:style-name="P5"/>
        <text:list xml:id="list105443549725881"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8">Vamos a https://travis­ci.org/ y tocamos en ‘Sign in with github’ y seleccionar "allow access" en la página de GitHub. </text:p>
        <text:p text:style-name="P8">Luego en la página https://travis­ci.org/profile, donde se nos mostrará cada uno de nuestros repositorios en Github, junto con un botón On/Off a su lado. </text:p>
        <text:p text:style-name="P8">Cambiar el botón de estado OFF a ON si es necesario del repositorio a integrar. </text:p>
        <text:p text:style-name="P8">Luego hacer clic en configuración lo cual redireccionará a una página de GitHub ( </text:p>
        <text:p text:style-name="P8">https://github.com/&lt;nombre_usuario&gt;/&lt;nombre_del_proyecto&gt;/settings/hooks ). </text:p>
        <text:p text:style-name="P8">Buscar en la lista de Available Service Hooks la entrada ‘travis’ y hacer clic. Esto nos </text:p>
        <text:p text:style-name="P8">mostrará un formulario. Llenar los campos: </text:p>
        <text:p text:style-name="P8">user: nombre de usuario de GitHub </text:p>
        <text:p text:style-name="P8">token: lo pueden obtener https://travis­ci.org/profile/&lt;nombre del repositorio&gt;/profile </text:p>
        <text:p text:style-name="P8">Nos aseguramos de que la casilla active este chequeada. </text:p>
        <text:p text:style-name="P8">Clic en Update settings</text:p>
        <text:p text:style-name="P8">Clic Test Hook </text:p>
        <text:p text:style-name="P8"><text:soft-page-break/>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8"/>
        <text:p text:style-name="P15">Anexo 3: Integración Continua.</text:p>
        <text:p text:style-name="P15"/>
        <text:p text:style-name="P15"><draw:frame draw:style-name="fr1" draw:name="Imagen14" text:anchor-type="paragraph" svg:width="16.002cm" svg:height="15.182cm" draw:z-index="0"><draw:image xlink:href="Pictures/1000000000000320000002F7E473A02F.png" xlink:type="simple" xlink:show="embed" xlink:actuate="onLoad"/></draw:frame><text:soft-page-break/></text:p>
        <text:p text:style-name="P16">Resumen del proceso:</text:p>
        <text:list xml:id="list1271009099080244047" text:style-name="L1">
          <text:list-item>
            <text:p text:style-name="P40">Developers work to transform the requirements or stories into source code using the programming language of choice. </text:p>
          </text:list-item>
          <text:list-item>
            <text:p text:style-name="P41">They periodically check-in (commit) their work into a version control system (VCS) </text:p>
          </text:list-item>
          <text:list-item>
            <text:p text:style-name="P41">The CI server is polling the VCS for changes. It initiates the build process when it encounters a change. The build is executed using a dedicated tool for the job such as <text:soft-page-break/>Maven, Ant or Rake etc. Depending upon the language used, the source code may need to be compiled. </text:p>
          </text:list-item>
          <text:list-item>
            <text:p text:style-name="P41">Static analysis is performed on the source code, to ensure compliance with coding standards and to avoid common causes of bugs. </text:p>
          </text:list-item>
          <text:list-item>
            <text:p text:style-name="P41">Automated unit tests are executed. </text:p>
          </text:list-item>
          <text:list-item>
            <text:p text:style-name="P41">The percentage of the production code exercised by the unit tests is measured using a coverage analysis tool. </text:p>
          </text:list-item>
          <text:list-item>
            <text:p text:style-name="P41">A binary artefact package is created. At this point we might want to assist derivation and provenence by including some additional metadata with the artefact e.g. a build timestamp, or the source code repository revision that was used to produce it. </text:p>
          </text:list-item>
          <text:list-item>
            <text:p text:style-name="P41">Prepare for functional testing by setting up the test fixtures. For example, create the development database schema and populate it with some data. </text:p>
          </text:list-item>
          <text:list-item>
            <text:p text:style-name="P41">Prepare for functional testing by provisioning a test environment and deploying the built artefact. </text:p>
          </text:list-item>
          <text:list-item>
            <text:p text:style-name="P41">Functional tests are executed. Post-execution, tear down any fixtures or environment established in 8 and 9. </text:p>
          </text:list-item>
          <text:list-item>
            <text:p text:style-name="P41">Generate reports to display the relevant metrics for the build. E.g. How many tests passed? What is the number and severity of coding standard violations? </text:p>
          </text:list-item>
          <text:list-item>
            <text:p text:style-name="P39">The process is continuous of course! So rinse…and repeat…. </text:p>
          </text:list-item>
        </text:list>
        <text:p text:style-name="P28"/>
        <text:p text:style-name="P28"><draw:frame draw:style-name="fr1" draw:name="Imagen15" text:anchor-type="paragraph" svg:width="11.245cm" svg:height="17.78cm" draw:z-index="1"><draw:image xlink:href="Pictures/10000000000001A9000002A03D99D094.png" xlink:type="simple" xlink:show="embed" xlink:actuate="onLoad"/></draw:frame><text:soft-page-break/></text:p>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Fuente: </text:p>
        <text:p text:style-name="P30"><text:soft-page-break/><text:a xlink:type="simple" xlink:href="http://mikeciblogs.wordpress.com/2010/03/30/continuous-integration-for-agile-project-managers-part-1/">http://mikeciblogs.wordpress.com/2010/03/30/continuous-integration-for-agile-project-managers-part-1/</text:a></text:p>
        <text:p text:style-name="P30">http://mikeciblogs.wordpress.com/2010/04/27/continuous-integration-for-agile-project-managers-part-2/</text:p>
        <text:p text:style-name="P29">http://mikeciblogs.wordpress.com/2010/06/15/continuous-integration-for-agile-project-managers-part-3/</text:p>
        <text:p text:style-name="P15"/>
        <text:list xml:id="list105443637822632" text:continue-list="list105443549725881" text:style-name="WW8Num1">
          <text:list-item>
            <text:h text:style-name="Heading_20_2" text:outline-level="2">Anexo III: <text:span text:style-name="T3">Bibliografía </text:span><text:span text:style-name="T4">Recomendada</text:span><text:span text:style-name="T31">.</text:span></text:h>
          </text:list-item>
        </text:list>
        <text:p text:style-name="P34"/>
        <text:p text:style-name="P35">Martin Fowler, Kent Beck, John Brant, William Opdyke, and Don Roberts. </text:p>
        <text:p text:style-name="P35"><text:span text:style-name="T16">Refactoring: Improving the Design of Existing Code</text:span><text:span text:style-name="T15">. Addison-Wesley, Reading</text:span>, </text:p>
        <text:p text:style-name="P35">MA, 1999.</text:p>
        <text:p text:style-name="P35"/>
        <text:p text:style-name="P35">Gojko Adzic.<text:span text:style-name="T15"> </text:span><text:span text:style-name="T16">Specification by Example</text:span>. Manning Publications Co., Green- </text:p>
        <text:p text:style-name="P35">wich, CT, 2011.</text:p>
        <text:p text:style-name="P35"/>
        <text:p text:style-name="P25">Steve Freeman, Nat Pryce, “<text:span text:style-name="T2">Growing Object-Oriented Software, Guided by Tests</text:span>”, </text:p>
        <text:p text:style-name="P38">Addison-Wesley Professional, 2010.</text:p>
        <text:p text:style-name="P38"/>
        <text:p text:style-name="P35">David Chelimsky, Dave Astels, Zach Dennis, Aslak Hellesøy, Bryan </text:p>
        <text:p text:style-name="P35">Helmkamp, and Dan North. <text:span text:style-name="T16">The RSpec Book</text:span>. The Pragmatic Bookshelf, </text:p>
        <text:p text:style-name="P35">Raleigh, NC and Dallas, TX, 2009.</text:p>
        <text:p text:style-name="P35"/>
        <text:p text:style-name="P36">Matthew Robbins, <text:span text:style-name="T16">Application Testing with Capybara</text:span><text:span text:style-name="T15">: onfidently implement automated tests for web applications using Capybara</text:span>. </text:p>
        <text:p text:style-name="P36"/>
        <text:p text:style-name="P37"><text:span text:style-name="T10">Outside-in Software Development: A Practical Approach to Building Successful Stakeholder-based Products</text:span><text:span text:style-name="T8"> </text:span><text:span text:style-name="Emphasis">by Carl Kessler), John Sweitzer </text:span><text:span text:style-name="Emphasis"><text:span text:style-name="T27">(IBM), 2007. </text:span></text:span>ISBN: 978-0-13-157551-6</text:p>
        <text:p text:style-name="P36"/>
        <text:p text:style-name="P27"><text:span text:style-name="T9">“</text:span><text:span text:style-name="T11">Continuous Integration: <text:s/></text:span><text:span text:style-name="T2">Improving Software Quality and Reducing Risk</text:span>” <text:span text:style-name="T28">de</text:span> Paul Duvall, Steve Matyas, and Andrew Glover. Addison-Wesley Professional; 1 edition (July 9, 2007)</text:p>
        <text:p text:style-name="P27"/>
        <text:p text:style-name="P27">“<text:span text:style-name="T2">Continuous Delivery: Reliable Software Releases through Build, Test, and Deployment Automation</text:span>” <text:span text:style-name="T28">de</text:span> Jez Humble and David Farley, Addison-Wesley Professional; 1 edition (August 6, 2010)</text:p>
        <text:p text:style-name="P27"/>
        <text:p text:style-name="P21">Bibliografía para el Ruby-Pat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20T10:54:41.763224631</dc:date>
    <meta:editing-cycles>254</meta:editing-cycles>
    <meta:editing-duration>P4DT14H41M10S</meta:editing-duration>
    <meta:generator>LibreOffice/4.2.6.3$Linux_x86 LibreOffice_project/420m0$Build-3</meta:generator>
    <meta:document-statistic meta:table-count="0" meta:image-count="2" meta:object-count="0" meta:page-count="11" meta:paragraph-count="133" meta:word-count="1383" meta:character-count="9507" meta:non-whitespace-character-count="8156"/>
  </office:meta>
</office:document-meta>
</file>